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9B100000DB239155A2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layer="layout" svg:width="21.005cm" svg:height="29.684cm" svg:x="0cm" svg:y="-0.001cm">
          <draw:image xlink:href="Pictures/10000000000009B100000DB239155A22.jpg" xlink:type="simple" xlink:show="embed" xlink:actuate="onLoad">
            <text:p/>
          </draw:image>
        </draw:frame>
        <draw:frame draw:style-name="gr2" draw:text-style-name="P1" draw:layer="layout" svg:width="3.3cm" svg:height="0.4cm" draw:transform="rotate (-0.855385866402421) translate (6.745cm 8.66cm)">
          <draw:text-box>
            <text:p text:style-name="P1"><text:span text:style-name="T1">Torrent de s'Alg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05cm" fo:page-height="29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9-06-07T14:18:27.739236057</dc:date>
    <meta:editing-duration>P0D</meta:editing-duration>
    <meta:editing-cycles>1</meta:editing-cycles>
    <meta:document-statistic meta:object-count="2"/>
  </office:meta>
</office:document-meta>
</file>